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5917b" officeooo:paragraph-rsid="0015917b"/>
    </style:style>
    <style:style style:name="P2" style:family="paragraph" style:parent-style-name="Standard" style:master-page-name="">
      <loext:graphic-properties draw:fill="none"/>
      <style:paragraph-properties fo:margin-left="2cm" fo:margin-right="2cm" fo:text-align="start" style:justify-single-word="false" fo:text-indent="0cm" style:auto-text-indent="false" style:page-number="auto" fo:background-color="transparent"/>
      <style:text-properties officeooo:rsid="0015917b" officeooo:paragraph-rsid="0015917b"/>
    </style:style>
    <style:style style:name="P3" style:family="paragraph" style:parent-style-name="Standard">
      <loext:graphic-properties draw:fill="none"/>
      <style:paragraph-properties fo:margin-left="2cm" fo:margin-right="2cm" fo:text-align="start" style:justify-single-word="false" fo:text-indent="0cm" style:auto-text-indent="false" fo:background-color="transparent"/>
      <style:text-properties officeooo:rsid="0015917b" officeooo:paragraph-rsid="0015917b"/>
    </style:style>
    <style:style style:name="P4" style:family="paragraph" style:parent-style-name="Standard">
      <loext:graphic-properties draw:fill="none"/>
      <style:paragraph-properties fo:margin-left="2cm" fo:margin-right="2cm" fo:text-align="start" style:justify-single-word="false" fo:text-indent="0cm" style:auto-text-indent="false" fo:background-color="transparent"/>
      <style:text-properties officeooo:rsid="0015917b" officeooo:paragraph-rsid="001e5219"/>
    </style:style>
    <style:style style:name="P5" style:family="paragraph" style:parent-style-name="Standard">
      <loext:graphic-properties draw:fill="none"/>
      <style:paragraph-properties fo:margin-left="2cm" fo:margin-right="2cm" fo:text-align="start" style:justify-single-word="false" fo:text-indent="0cm" style:auto-text-indent="false" fo:background-color="transparent"/>
      <style:text-properties officeooo:rsid="00187a2c" officeooo:paragraph-rsid="00187a2c"/>
    </style:style>
    <style:style style:name="P6" style:family="paragraph" style:parent-style-name="Standard">
      <loext:graphic-properties draw:fill="none"/>
      <style:paragraph-properties fo:margin-left="2cm" fo:margin-right="2cm" fo:text-align="start" style:justify-single-word="false" fo:text-indent="0cm" style:auto-text-indent="false" fo:background-color="transparent"/>
      <style:text-properties officeooo:rsid="00199667" officeooo:paragraph-rsid="00199667"/>
    </style:style>
    <style:style style:name="P7" style:family="paragraph" style:parent-style-name="Standard">
      <loext:graphic-properties draw:fill="none"/>
      <style:paragraph-properties fo:margin-left="0cm" fo:margin-right="2cm" fo:text-align="start" style:justify-single-word="false" fo:text-indent="0cm" style:auto-text-indent="false" fo:background-color="transparent"/>
      <style:text-properties officeooo:rsid="00187a2c" officeooo:paragraph-rsid="00187a2c"/>
    </style:style>
    <style:style style:name="T1" style:family="text">
      <style:text-properties officeooo:rsid="00187a2c"/>
    </style:style>
    <style:style style:name="T2" style:family="text">
      <style:text-properties officeooo:rsid="00199667"/>
    </style:style>
    <style:style style:name="T3" style:family="text">
      <style:text-properties officeooo:rsid="001cc0a8"/>
    </style:style>
    <style:style style:name="T4" style:family="text">
      <style:text-properties officeooo:rsid="001cd332"/>
    </style:style>
    <style:style style:name="T5" style:family="text">
      <style:text-properties officeooo:rsid="001e4d56"/>
    </style:style>
    <style:style style:name="T6" style:family="text">
      <style:text-properties officeooo:rsid="001e5219"/>
    </style:style>
    <style:style style:name="T7" style:family="text">
      <style:text-properties officeooo:rsid="001f0f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lanning de soutenance</text:p>
      <text:p text:style-name="P2"/>
      <text:p text:style-name="P3">Présentation projet : <text:span text:style-name="T4">(2 minutes)</text:span></text:p>
      <text:p text:style-name="P3"><text:tab/>- <text:span text:style-name="T1">L'univers d'Issidi</text:span></text:p>
      <text:p text:style-name="P4"><text:tab/>- <text:span text:style-name="T7">Gameplay</text:span></text:p>
      <text:p text:style-name="P4"/>
      <text:p text:style-name="P4"><text:span text:style-name="T1">Planning : (2 minutes)</text:span></text:p>
      <text:p text:style-name="P4"><text:tab/>- <text:span text:style-name="T6">Prévision de l'avancement du projet</text:span></text:p>
      <text:p text:style-name="P4"><text:tab/>- <text:span text:style-name="T6">Répartition des tâches</text:span></text:p>
      <text:p text:style-name="P3"/>
      <text:p text:style-name="P5">Présentation du planning de réalisation : <text:span text:style-name="T3">(10 minutes)</text:span></text:p>
      <text:p text:style-name="P5"><text:tab/>- <text:span text:style-name="T2">Map</text:span></text:p>
      <text:p text:style-name="P5"><text:tab/>- <text:span text:style-name="T2">Modèles</text:span></text:p>
      <text:p text:style-name="P5"><text:tab/>- <text:span text:style-name="T2">Barre de vie</text:span></text:p>
      <text:p text:style-name="P5"><text:tab/>- <text:span text:style-name="T2">Armes</text:span></text:p>
      <text:p text:style-name="P5"><text:tab/>- <text:span text:style-name="T2">Particules</text:span></text:p>
      <text:p text:style-name="P5"><text:tab/>- <text:span text:style-name="T2">Gravité</text:span></text:p>
      <text:p text:style-name="P5"><text:tab/>- <text:span text:style-name="T2">Déplacement</text:span></text:p>
      <text:p text:style-name="P5"><text:tab/>- <text:span text:style-name="T2">Caméra</text:span></text:p>
      <text:p text:style-name="P5"><text:tab/>- <text:span text:style-name="T2">Menu</text:span></text:p>
      <text:p text:style-name="P5"><text:tab/>- <text:span text:style-name="T2">Site</text:span></text:p>
      <text:p text:style-name="P5"/>
      <text:p text:style-name="P6">Conclusion <text:span text:style-name="T5">(1 minutes)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4T17:06:29.926000000</meta:creation-date>
    <dc:date>2016-03-14T17:16:03.880000000</dc:date>
    <meta:editing-duration>PT9M28S</meta:editing-duration>
    <meta:editing-cycles>14</meta:editing-cycles>
    <meta:generator>LibreOffice/5.0.4.2$Windows_x86 LibreOffice_project/2b9802c1994aa0b7dc6079e128979269cf95bc78</meta:generator>
    <meta:document-statistic meta:table-count="0" meta:image-count="0" meta:object-count="0" meta:page-count="1" meta:paragraph-count="19" meta:word-count="60" meta:character-count="347" meta:non-whitespace-character-count="292"/>
  </office:meta>
</office:document-meta>
</file>